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Heading_20_2">
      <style:paragraph-properties fo:margin-top="0.25in" fo:margin-bottom="0.0835in" loext:contextual-spacing="false" fo:line-height="138%" fo:break-before="page" style:writing-mode="lr-tb"/>
      <style:text-properties fo:font-variant="normal" fo:text-transform="none" fo:color="#000000" style:text-line-through-style="none" style:text-line-through-type="none" style:font-name="Arial1" fo:font-size="16pt" fo:letter-spacing="normal" fo:font-style="normal" style:text-underline-style="none" fo:font-weight="normal" style:text-blinking="false" fo:background-color="transparent"/>
    </style:style>
    <style:style style:name="P2" style:family="paragraph" style:parent-style-name="Heading_20_2">
      <style:paragraph-properties fo:margin-top="0.25in" fo:margin-bottom="0.0835in" loext:contextual-spacing="false" fo:line-height="138%" fo:break-before="page" style:writing-mode="lr-tb"/>
      <style:text-properties fo:font-variant="normal" fo:text-transform="none" fo:color="#000000" style:text-line-through-style="none" style:text-line-through-type="none" style:font-name="Arial1" fo:font-size="16pt" fo:letter-spacing="normal" fo:font-style="normal" style:text-underline-style="none" fo:font-weight="normal" officeooo:rsid="00411ae0" officeooo:paragraph-rsid="00411ae0" style:text-blinking="false" fo:background-color="transparent"/>
    </style:style>
    <style:style style:name="P3" style:family="paragraph" style:parent-style-name="Heading_20_2">
      <style:paragraph-properties fo:margin-top="0.25in" fo:margin-bottom="0.0835in" loext:contextual-spacing="false" fo:line-height="138%" style:writing-mode="lr-tb"/>
      <style:text-properties fo:font-variant="normal" fo:text-transform="none" fo:color="#000000" style:text-line-through-style="none" style:text-line-through-type="none" style:font-name="Arial1" fo:font-size="16pt" fo:letter-spacing="normal" fo:font-style="normal" style:text-underline-style="none" fo:font-weight="normal" style:text-blinking="false" fo:background-color="transparent"/>
    </style:style>
    <style:style style:name="P4" style:family="paragraph" style:parent-style-name="Heading_20_3">
      <style:paragraph-properties fo:margin-top="0.222in" fo:margin-bottom="0.0555in" loext:contextual-spacing="false" fo:line-height="138%" style:writing-mode="lr-tb"/>
      <style:text-properties fo:font-variant="normal" fo:text-transform="none" fo:color="#434343" style:text-line-through-style="none" style:text-line-through-type="none" style:font-name="Arial1" fo:font-size="14pt" fo:letter-spacing="normal"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ourier New" fo:font-size="15pt" fo:letter-spacing="normal" fo:font-style="italic"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7"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font-name="webkit-standard" fo:letter-spacing="normal" fo:font-style="normal" fo:font-weight="bold" officeooo:paragraph-rsid="002400a5"/>
    </style:style>
    <style:style style:name="P9" style:family="paragraph" style:parent-style-name="Text_20_body">
      <style:paragraph-properties fo:margin-top="0in" fo:margin-bottom="0in" loext:contextual-spacing="false" fo:line-height="138%" style:writing-mode="lr-tb"/>
      <style:text-properties fo:font-variant="normal" fo:text-transform="none" fo:color="#000000" style:font-name="webkit-standard" fo:letter-spacing="normal" fo:font-style="normal" fo:font-weight="bold" officeooo:paragraph-rsid="00256796"/>
    </style:style>
    <style:style style:name="P10" style:family="paragraph" style:parent-style-name="Text_20_body">
      <style:paragraph-properties fo:margin-top="0in" fo:margin-bottom="0in" loext:contextual-spacing="false" fo:line-height="138%" style:writing-mode="lr-tb"/>
      <style:text-properties fo:font-variant="normal" fo:text-transform="none" fo:color="#000000" style:font-name="webkit-standard" fo:letter-spacing="normal" fo:font-style="normal" fo:font-weight="bold" officeooo:rsid="002400a5" officeooo:paragraph-rsid="002400a5"/>
    </style:style>
    <style:style style:name="P11" style:family="paragraph" style:parent-style-name="Standard">
      <style:text-properties officeooo:rsid="002400a5" officeooo:paragraph-rsid="002400a5"/>
    </style:style>
    <style:style style:name="P12" style:family="paragraph" style:parent-style-name="Standard">
      <style:text-properties officeooo:rsid="0045357b" officeooo:paragraph-rsid="0045357b"/>
    </style:style>
    <style:style style:name="P13" style:family="paragraph" style:parent-style-name="Standard">
      <style:text-properties officeooo:rsid="0046b0e8" officeooo:paragraph-rsid="0046b0e8"/>
    </style:style>
    <style:style style:name="P14" style:family="paragraph" style:parent-style-name="Standard">
      <style:text-properties fo:font-weight="normal" officeooo:rsid="00215652" officeooo:paragraph-rsid="0022ca21" style:font-weight-asian="normal" style:font-weight-complex="normal"/>
    </style:style>
    <style:style style:name="P15" style:family="paragraph" style:parent-style-name="Standard">
      <style:text-properties fo:font-weight="normal" officeooo:rsid="004293a2" officeooo:paragraph-rsid="00419547" style:font-weight-asian="normal" style:font-weight-complex="normal"/>
    </style:style>
    <style:style style:name="P16" style:family="paragraph" style:parent-style-name="Standard">
      <style:text-properties officeooo:rsid="0049d72d" officeooo:paragraph-rsid="0049d72d"/>
    </style:style>
    <style:style style:name="P17" style:family="paragraph" style:parent-style-name="Heading_20_3">
      <style:text-properties officeooo:rsid="00419547" officeooo:paragraph-rsid="00419547"/>
    </style:style>
    <style:style style:name="P18" style:family="paragraph" style:parent-style-name="Heading_20_3">
      <style:text-properties officeooo:rsid="0045357b" officeooo:paragraph-rsid="0045357b"/>
    </style:style>
    <style:style style:name="P19" style:family="paragraph" style:parent-style-name="Text_20_body">
      <style:text-properties officeooo:paragraph-rsid="000bc9c9"/>
    </style:style>
    <style:style style:name="P20" style:family="paragraph" style:parent-style-name="Text_20_body">
      <style:text-properties officeooo:rsid="00215652" officeooo:paragraph-rsid="00215652"/>
    </style:style>
    <style:style style:name="P21" style:family="paragraph" style:parent-style-name="Text_20_body">
      <style:text-properties officeooo:rsid="00386e5a" officeooo:paragraph-rsid="00386e5a"/>
    </style:style>
    <style:style style:name="P22" style:family="paragraph" style:parent-style-name="Text_20_body">
      <style:text-properties officeooo:paragraph-rsid="00411ae0"/>
    </style:style>
    <style:style style:name="P2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4"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5"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6" style:family="paragraph" style:parent-style-name="Text_20_body" style:list-style-name="L4">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7" style:family="paragraph" style:parent-style-name="Text_20_body" style:list-style-name="L5">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5b9ad2" officeooo:paragraph-rsid="005b9ad2" style:text-blinking="false" fo:background-color="transparent"/>
    </style:style>
    <style:style style:name="P29" style:family="paragraph" style:parent-style-name="Text_20_body" style:list-style-name="L5">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622a83" officeooo:paragraph-rsid="00622a83" style:text-blinking="false" fo:background-color="transparent"/>
    </style:style>
    <style:style style:name="P30" style:family="paragraph" style:parent-style-name="Standard">
      <style:text-properties officeooo:rsid="004e4425" officeooo:paragraph-rsid="004e4425"/>
    </style:style>
    <style:style style:name="P31" style:family="paragraph" style:parent-style-name="Standard">
      <style:text-properties officeooo:rsid="0048ea64" officeooo:paragraph-rsid="00689eb6"/>
    </style:style>
    <style:style style:name="P32" style:family="paragraph" style:parent-style-name="Standard">
      <style:text-properties officeooo:rsid="004f90c1" officeooo:paragraph-rsid="004f90c1"/>
    </style:style>
    <style:style style:name="P33" style:family="paragraph" style:parent-style-name="Standard">
      <style:text-properties officeooo:rsid="00419547" officeooo:paragraph-rsid="00419547"/>
    </style:style>
    <style:style style:name="P34" style:family="paragraph" style:parent-style-name="Standard">
      <style:text-properties officeooo:rsid="005028f4" officeooo:paragraph-rsid="0065b0ab"/>
    </style:style>
    <style:style style:name="P35" style:family="paragraph" style:parent-style-name="Standard">
      <style:text-properties officeooo:rsid="00215652" officeooo:paragraph-rsid="006099c7"/>
    </style:style>
    <style:style style:name="P36" style:family="paragraph" style:parent-style-name="Standard">
      <style:text-properties officeooo:rsid="006af45f" officeooo:paragraph-rsid="006af45f"/>
    </style:style>
    <style:style style:name="P37" style:family="paragraph" style:parent-style-name="Heading_20_1" style:master-page-name="Standard">
      <style:paragraph-properties style:page-number="1"/>
      <style:text-properties fo:font-variant="normal" fo:text-transform="none" fo:color="#000000" style:text-line-through-style="none" style:text-line-through-type="none" style:font-name="Arial1" fo:font-size="20pt" fo:letter-spacing="normal" fo:font-style="normal" style:text-underline-style="none" fo:font-weight="normal" style:text-blinking="false" fo:background-color="transparent"/>
    </style:style>
    <style:style style:name="P38" style:family="paragraph" style:parent-style-name="Heading_20_3">
      <style:text-properties officeooo:rsid="006af45f" officeooo:paragraph-rsid="006af45f"/>
    </style:style>
    <style:style style:name="T1" style:family="text">
      <style:text-properties style:text-line-through-style="none" style:text-line-through-type="none" style:font-name="Arial1" fo:font-size="11pt" style:text-underline-style="none" fo:font-weight="normal" style:text-blinking="false" fo:background-color="transparent" loext:char-shading-value="0"/>
    </style:style>
    <style:style style:name="T2" style:family="text">
      <style:text-properties style:text-line-through-style="none" style:text-line-through-type="none" style:font-name="Arial1" fo:font-size="11pt" style:text-underline-style="none" fo:font-weight="normal" officeooo:rsid="000837e0" style:text-blinking="false" fo:background-color="transparent" loext:char-shading-value="0"/>
    </style:style>
    <style:style style:name="T3" style:family="text">
      <style:text-properties style:text-line-through-style="none" style:text-line-through-type="none" style:font-name="Arial1" fo:font-size="11pt" style:text-underline-style="none" fo:font-weight="normal" officeooo:rsid="000ad6fa" style:text-blinking="false" fo:background-color="transparent" loext:char-shading-value="0"/>
    </style:style>
    <style:style style:name="T4" style:family="text">
      <style:text-properties style:text-line-through-style="none" style:text-line-through-type="none" style:font-name="Arial1" fo:font-size="11pt" style:text-underline-style="none" fo:font-weight="normal" officeooo:rsid="002400a5" style:text-blinking="false" fo:background-color="transparent" loext:char-shading-value="0"/>
    </style:style>
    <style:style style:name="T5" style:family="text">
      <style:text-properties style:text-line-through-style="none" style:text-line-through-type="none" style:font-name="Arial1" fo:font-size="11pt" style:text-underline-style="none" fo:font-weight="normal" style:text-blinking="false" fo:background-color="transparent" loext:char-shading-value="0" style:font-weight-asian="normal" style:font-weight-complex="normal"/>
    </style:style>
    <style:style style:name="T6" style:family="text">
      <style:text-properties style:text-line-through-style="none" style:text-line-through-type="none" style:font-name="Arial1" fo:font-size="11pt" style:text-underline-style="none" fo:font-weight="normal" officeooo:rsid="00256796" style:text-blinking="false" fo:background-color="transparent" loext:char-shading-value="0" style:font-weight-asian="normal" style:font-weight-complex="normal"/>
    </style:style>
    <style:style style:name="T7" style:family="text">
      <style:text-properties style:text-line-through-style="none" style:text-line-through-type="none" style:font-name="Arial1" fo:font-size="11pt" style:text-underline-style="none" fo:font-weight="normal" officeooo:rsid="00552d81" style:text-blinking="false" fo:background-color="transparent" loext:char-shading-value="0" style:font-weight-asian="normal" style:font-weight-complex="normal"/>
    </style:style>
    <style:style style:name="T8" style:family="text">
      <style:text-properties style:text-line-through-style="none" style:text-line-through-type="none" style:font-name="Arial1" fo:font-size="11pt" style:text-underline-style="none" fo:font-weight="normal" officeooo:rsid="006099c7" style:text-blinking="false" fo:background-color="transparent" loext:char-shading-value="0" style:font-weight-asian="normal" style:font-weight-complex="normal"/>
    </style:style>
    <style:style style:name="T9" style:family="text">
      <style:text-properties style:text-line-through-style="none" style:text-line-through-type="none" style:font-name="Arial1" fo:font-size="11pt" style:text-underline-style="none" fo:font-weight="normal" officeooo:rsid="00256796" style:text-blinking="false" fo:background-color="transparent" loext:char-shading-value="0"/>
    </style:style>
    <style:style style:name="T10" style:family="text">
      <style:text-properties style:text-line-through-style="none" style:text-line-through-type="none" style:font-name="Arial1" fo:font-size="11pt" style:text-underline-style="none" fo:font-weight="normal" officeooo:rsid="00552d81" style:text-blinking="false" fo:background-color="transparent" loext:char-shading-value="0"/>
    </style:style>
    <style:style style:name="T11" style:family="text">
      <style:text-properties style:text-line-through-style="none" style:text-line-through-type="none" style:font-name="Arial1" fo:font-size="11pt" style:text-underline-style="none" fo:font-weight="normal" officeooo:rsid="006099c7" style:text-blinking="false" fo:background-color="transparent" loext:char-shading-value="0"/>
    </style:style>
    <style:style style:name="T12" style:family="text">
      <style:text-properties style:text-line-through-style="none" style:text-line-through-type="none" style:font-name="Arial1" fo:font-size="11pt" style:text-underline-style="none" style:text-blinking="false" fo:background-color="transparent" loext:char-shading-value="0" style:font-weight-asian="bold" style:font-weight-complex="bold"/>
    </style:style>
    <style:style style:name="T13" style:family="text">
      <style:text-properties style:text-line-through-style="none" style:text-line-through-type="none" style:font-name="Arial1" fo:font-size="11pt" style:text-underline-style="none" officeooo:rsid="002400a5" style:text-blinking="false" fo:background-color="transparent" loext:char-shading-value="0" style:font-weight-asian="bold" style:font-weight-complex="bold"/>
    </style:style>
    <style:style style:name="T14" style:family="text">
      <style:text-properties style:text-line-through-style="none" style:text-line-through-type="none" style:font-name="Arial1" fo:font-size="11pt" style:text-underline-style="none" officeooo:rsid="000ad6fa" style:text-blinking="false" fo:background-color="transparent" loext:char-shading-value="0" style:font-weight-asian="bold" style:font-weight-complex="bold"/>
    </style:style>
    <style:style style:name="T15" style:family="text">
      <style:text-properties style:text-line-through-style="none" style:text-line-through-type="none" style:font-name="Arial1" fo:font-size="11pt" style:text-underline-style="none" officeooo:rsid="00256796" style:text-blinking="false" fo:background-color="transparent" loext:char-shading-value="0" style:font-weight-asian="bold" style:font-weight-complex="bold"/>
    </style:style>
    <style:style style:name="T16" style:family="text">
      <style:text-properties officeooo:rsid="001c6919"/>
    </style:style>
    <style:style style:name="T17" style:family="text">
      <style:text-properties officeooo:rsid="001d5f09"/>
    </style:style>
    <style:style style:name="T18" style:family="text">
      <style:text-properties officeooo:rsid="001def2b"/>
    </style:style>
    <style:style style:name="T19" style:family="text">
      <style:text-properties fo:font-weight="bold" style:font-weight-asian="bold" style:font-weight-complex="bold"/>
    </style:style>
    <style:style style:name="T20" style:family="text">
      <style:text-properties fo:font-weight="bold" officeooo:rsid="006099c7" style:font-weight-asian="bold" style:font-weight-complex="bold"/>
    </style:style>
    <style:style style:name="T21" style:family="text">
      <style:text-properties fo:font-weight="bold" officeooo:rsid="0066cdf9" style:font-weight-asian="bold" style:font-weight-complex="bold"/>
    </style:style>
    <style:style style:name="T22" style:family="text">
      <style:text-properties fo:font-weight="bold" officeooo:rsid="00678929"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5028f4" style:font-weight-asian="normal" style:font-weight-complex="normal"/>
    </style:style>
    <style:style style:name="T25" style:family="text">
      <style:text-properties fo:font-weight="normal" officeooo:rsid="006099c7" style:font-weight-asian="normal" style:font-weight-complex="normal"/>
    </style:style>
    <style:style style:name="T26" style:family="text">
      <style:text-properties fo:font-weight="normal" officeooo:rsid="0064d17f" style:font-weight-asian="normal" style:font-weight-complex="normal"/>
    </style:style>
    <style:style style:name="T27" style:family="text">
      <style:text-properties officeooo:rsid="002eaa06"/>
    </style:style>
    <style:style style:name="T28" style:family="text">
      <style:text-properties officeooo:rsid="00303446"/>
    </style:style>
    <style:style style:name="T29" style:family="text">
      <style:text-properties officeooo:rsid="00411ae0"/>
    </style:style>
    <style:style style:name="T30" style:family="text">
      <style:text-properties officeooo:rsid="005028f4"/>
    </style:style>
    <style:style style:name="T31" style:family="text">
      <style:text-properties officeooo:rsid="005a34f6"/>
    </style:style>
    <style:style style:name="T32" style:family="text">
      <style:text-properties style:font-weight-asian="normal" style:font-weight-complex="normal"/>
    </style:style>
    <style:style style:name="T33" style:family="text">
      <style:text-properties officeooo:rsid="005f3653"/>
    </style:style>
    <style:style style:name="T34" style:family="text">
      <style:text-properties officeooo:rsid="006099c7"/>
    </style:style>
    <style:style style:name="T35" style:family="text">
      <style:text-properties officeooo:rsid="0062def3"/>
    </style:style>
    <style:style style:name="T36" style:family="text">
      <style:text-properties officeooo:rsid="00678929"/>
    </style:style>
    <style:style style:name="T37" style:family="text">
      <style:text-properties officeooo:rsid="00689eb6"/>
    </style:style>
    <style:style style:name="T38" style:family="text">
      <style:text-properties officeooo:rsid="006a655d"/>
    </style:style>
    <style:style style:name="T39" style:family="text">
      <style:text-properties officeooo:rsid="006ae30e"/>
    </style:style>
    <style:style style:name="T40" style:family="text">
      <style:text-properties officeooo:rsid="006c1213"/>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bookmark text:name="docs-internal-guid-f1d80461-7fff-0e2c-1225-120d87ee7775"/>MopedRebel</text:p>
      <text:p text:style-name="P5">Game Design Document</text:p>
      <text:p text:style-name="P21"/>
      <text:p text:style-name="P1">Promo Blurb</text:p>
      <text:p text:style-name="Text_20_body"/>
      <text:p text:style-name="P19">A rebel in the land of conformist moped users, moped rebel (MR) is a too-cool-for-school punk that doesn't abide by the rules and is always out looking for ways to undermine the “Man”, man… </text:p>
      <text:p text:style-name="P19">Sadly, MR has to balance this hobby with their very mundane delivery service job, working moped deliveries for CargoRiders™ . Armed with nothing but a moped and a bad attitude, MR are out for blood on the bloodless streets of Nothingtown, TheCountry. Their goal? To somehow make enough of a living with enough street cred in this dingy town to leave the deadbeat job of delivery moped for a lucrative career of their own choice.</text:p>
      <text:p text:style-name="P2">Deliveries</text:p>
      <text:p text:style-name="P22">MR work for <text:span text:style-name="T29">CargoRiders™, and so the main way to get out onto the streets and ride the moped is in the context of deliveries. Deliveries are limited by promised delivery time. The better this time is beat, the more tip money MR earn for their quick work. If MR take too long on the streets and are late on the delivery then the customer does not tip, which means no bonus money for MR to use on their moped.</text:span></text:p>
      <text:p text:style-name="P3">Street Cred (SC)</text:p>
      <text:p text:style-name="P6">The only important currency in MR life. </text:p>
      <text:p text:style-name="Text_20_body"/>
      <text:p text:style-name="P6">SC goes UP if MR: </text:p>
      <text:list xml:id="list3085028673" text:style-name="L1">
        <text:list-item>
          <text:p text:style-name="P24">Successfully navigates traffic on the way to their delivery <text:span text:style-name="T31">by driving over the speed limit</text:span></text:p>
        </text:list-item>
        <text:list-item>
          <text:p text:style-name="P24">Successfully resolves conflicts with other members of traffic once those occur – <text:span text:style-name="T31">fighting other traffic members to victory gains SC</text:span></text:p>
        </text:list-item>
      </text:list>
      <text:p text:style-name="P7"/>
      <text:p text:style-name="P6">The <text:span text:style-name="T18">faster</text:span> MR actual delivery time is, the more money MR will be tipped by their company customers. <text:span text:style-name="T18">This means that staying in a delivery is balanced between gaining more money by rushing through or hanging around and raising MR SC.</text:span></text:p>
      <text:p text:style-name="P28">MR may <text:span text:style-name="T19">flee </text:span><text:span text:style-name="T32">a fight they cant win, but this makes them lose TIME, lowering the resulting tip.</text:span></text:p>
      <text:p text:style-name="Text_20_body"/>
      <text:p text:style-name="P4">Money</text:p>
      <text:p text:style-name="P6">MR uses money acquired from customers to </text:p>
      <text:list xml:id="list1668460556" text:style-name="L3">
        <text:list-item>
          <text:p text:style-name="P25">buy stickers for their moped</text:p>
        </text:list-item>
        <text:list-item>
          <text:p text:style-name="P25">repair any damages caused by vehicular accidents to moped or the stickers (drawing new versions with sharpie)</text:p>
        </text:list-item>
      </text:list>
      <text:p text:style-name="P1">Stickers System</text:p>
      <text:p text:style-name="P6">MR use money to buy stickers that pimp out their moped. The number of stickers that can be put on the moped at <text:span text:style-name="T33">any</text:span> one time is limited. Stickers get damaged by collision much like the moped itself, losing part of their potency</text:p>
      <text:p text:style-name="P6">Stickers cause different additional permanent bonuses for the moped like</text:p>
      <text:list xml:id="list1671776731" text:style-name="L4">
        <text:list-item>
          <text:p text:style-name="P26">higher <text:span text:style-name="T27">top</text:span> speed</text:p>
        </text:list-item>
        <text:list-item>
          <text:p text:style-name="P26">more turbo</text:p>
        </text:list-item>
        <text:list-item>
          <text:p text:style-name="P26">faster swerving</text:p>
        </text:list-item>
        <text:list-item>
          <text:p text:style-name="P26">more durability against hitting <text:span text:style-name="T28">pedestrians</text:span></text:p>
        </text:list-item>
        <text:list-item>
          <text:p text:style-name="P26">Increased SC in specific scenarios, etc..</text:p>
        </text:list-item>
      </text:list>
      <text:p text:style-name="Text_20_body"/>
      <text:p text:style-name="P1">Main Movement Loop</text:p>
      <text:p text:style-name="P20">MR have 2 modes of movement: on moped and off the moped.</text:p>
      <text:p text:style-name="Heading_20_3">Off the moped</text:p>
      <text:p text:style-name="P35">MR can stand still and move at a walking pace along the sidewalk with other pedestrians, dragging their moped with them. </text:p>
      <text:p text:style-name="P35"><text:span text:style-name="T34">A </text:span><text:span text:style-name="T20">traffic conflict </text:span><text:span text:style-name="T25">will occur if MR are spotted by a hostile pedestrian or if they diss (</text:span><text:span text:style-name="T20">flip the bird</text:span><text:span text:style-name="T25"> at) a citizen long enough. In either case, the intended effect will happen if the hostile SC fear threshold is above current MR SC level. Trying to diss a lower SC level pedestrian will not gain SC and the pedestrian will run away while being dissed.</text:span></text:p>
      <text:p text:style-name="P14">MR can switch anytime to be on the moped. This will take them to the nearest road automatically.</text:p>
      <text:p text:style-name="P14"/>
      <text:p text:style-name="Heading_20_3">On the moped</text:p>
      <text:p text:style-name="P11">MR moves continuously through traffic at the roads set <text:span text:style-name="T19">minimum cruise speed</text:span><text:span text:style-name="T23">. Roads also have a </text:span><text:span text:style-name="T19">maximum allowed driving speed</text:span><text:span text:style-name="T23">. Going above this speed limit lets MR earn SC for driving. </text:span></text:p>
      <text:p text:style-name="P8"><text:span text:style-name="T1">MR can also break, </text:span><text:span text:style-name="T2">accelerate,</text:span><text:span text:style-name="T1"> swerve between lanes of traffic </text:span><text:span text:style-name="T3">to avoid road vehicles </text:span><text:span text:style-name="T11">and turn around</text:span><text:span text:style-name="T3">. If the moped hits another vehicle in traffic it gets damaged and MR has to resolve a </text:span><text:span text:style-name="T13">traffic </text:span><text:span text:style-name="T14">conflict </text:span><text:span text:style-name="T3">with the </text:span><text:span text:style-name="T4">people in the </text:span><text:span text:style-name="T3">vehicle.</text:span></text:p>
      <text:p text:style-name="P10"><text:span text:style-name="T3">W</text:span><text:span text:style-name="T1">hile in traffic, MR can try </text:span><text:span text:style-name="T12">flipping the bird</text:span><text:span text:style-name="T5"> at a car. This adds SC, but the car might stop to intercept MR and cause a </text:span><text:span text:style-name="T12">traffic conflict</text:span><text:span text:style-name="T5">. </text:span><text:span text:style-name="T6">MR should avoid the car once the bird has been flipped </text:span><text:span text:style-name="T8">out of its proverbial cage </text:span><text:span text:style-name="T6">in order to </text:span><text:span text:style-name="T8">avoid moped damage</text:span><text:span text:style-name="T6">.</text:span></text:p>
      <text:p text:style-name="P9"><text:span text:style-name="T6">MR can move to drive on the sidewalk instead of using the road. This helps avoid any traffic, but </text:span><text:span text:style-name="T7">is more crowded with pedestrians and other obstacles</text:span><text:span text:style-name="T6">. </text:span><text:span text:style-name="T3">While on the sid</text:span><text:span text:style-name="T10">e</text:span><text:span text:style-name="T3">walk, </text:span><text:span text:style-name="T10">some </text:span><text:span text:style-name="T3">pedestrians will jump out of the way of MR moped, but some will not </text:span><text:span text:style-name="T9">(like enemies)</text:span><text:span text:style-name="T3">, leading to </text:span><text:span text:style-name="T15">traffic conflicts</text:span><text:span text:style-name="T3">. </text:span><text:span text:style-name="T9">When the pedestrian is hit, the moped might also get damaged. </text:span><text:span text:style-name="T10">When a sidewalk fixture is hit, such as a bench or lamp post, the moped gets damaged with no conflict.</text:span></text:p>
      <text:p text:style-name="P4">Traffic Conflict Resolving</text:p>
      <text:p text:style-name="P6">Conflicts with other members of traffic can be resolved by</text:p>
      <text:list xml:id="list3381599731" text:style-name="L5">
        <text:list-item>
          <text:p text:style-name="P27">Fighting the person</text:p>
        </text:list-item>
        <text:list-item>
          <text:p text:style-name="P29">Escaping the conflict (costs delivery time)</text:p>
        </text:list-item>
      </text:list>
      <text:p text:style-name="Text_20_body"/>
      <text:p text:style-name="P4"><text:soft-page-break/>Boss battles</text:p>
      <text:p text:style-name="P6">After every few deliveries, a conflicting party will notice MR work ethic and try to get rid of them. </text:p>
      <text:p text:style-name="P6">If MR manages to overcome the obstacles presented, their moped will gain a permanent upgrade and this will freeze MR SC points to not fall below <text:span text:style-name="T35">the next stage minimum</text:span></text:p>
      <text:p text:style-name="Text_20_body"/>
      <text:p text:style-name="P4">Turbo</text:p>
      <text:p text:style-name="P6">Once acquired, the turbo ability allows MR to go into higher speeds at expense of maneuverability for a short period of time a limited number of times per delivery.</text:p>
      <text:p text:style-name="P6">Turbo allows covering a large<text:span text:style-name="T16">r</text:span> section of delivery route in a short<text:span text:style-name="T17">er</text:span> amount of time, but avoids conflicts with pedestrians and makes vehicle traffic harder to avoid </text:p>
      <text:p text:style-name="P6"/>
      <text:p text:style-name="P17">Dissing Engine</text:p>
      <text:p text:style-name="P33">Disses are stored in a resources JSON file <text:span text:style-name="T30">that includes possible diss structures for the possible enemy ty</text:span><text:span text:style-name="T24">pes.</text:span></text:p>
      <text:p text:style-name="P34"><text:span text:style-name="T23">An enemy can have </text:span><text:span text:style-name="T26">several kinds of disses applied to them for sake of variety. </text:span></text:p>
      <text:p text:style-name="P34"><text:span text:style-name="T26">MR shouts a random diss in the face of imminent conflict or enemy fear</text:span></text:p>
      <text:p text:style-name="P15"/>
      <text:p text:style-name="P18">Flipping the Bird</text:p>
      <text:p text:style-name="P12">When MR wish to diss their surrounding citizens or drivers, they will “flip the bird”. This involves showing a lude gesture (for as long as the button is pressed down) which is visible at a certain distance to surrounding people in the direction MR are facing.</text:p>
      <text:p text:style-name="P13">Holding the bird flipped with a specific target in the flip zone will earn MR some SC points, but might make the other party involved aggressive. Aggressive parties will try to move towards MR and instigate <text:span text:style-name="T21">trafiic conflict</text:span>.</text:p>
      <text:p text:style-name="P12">If the bird is flipped on foot, some people might approach MR and start a conflict. MR can try to evade the conflict by starting to move onto their moped and down into traffic.</text:p>
      <text:p text:style-name="P12">If the bird is flipped <text:span text:style-name="T36">on moped </text:span>at a car, the dirver can try to slow down or even reverse in order to hit MR with their vehicle. <text:span text:style-name="T36">MR can escape by switching to go on foot or by simply evading the offending vehicle</text:span></text:p>
      <text:p text:style-name="P16">Once a <text:span text:style-name="T22">traffic </text:span><text:span text:style-name="T19">conflict</text:span> <text:span text:style-name="T36">is over</text:span>, that member of traffic will <text:span text:style-name="T36">dissapear of the stage map</text:span></text:p>
      <text:p text:style-name="Heading_20_2">Stages</text:p>
      <text:p text:style-name="P30">The stages are fixed, created beforehand with predefined placement of units and props</text:p>
      <text:p text:style-name="P31">Some stage blocks offer both moped and foot traversal options (road with sidewalk), some only offer road options (highway), some only offer foot options (park area). In those cases, the corresponding other state is disabled in these areas, forcing limited traversal. <text:span text:style-name="T37">A road speed limit </text:span><text:soft-page-break/><text:span text:style-name="T37">is common thorught the entire stage.</text:span></text:p>
      <text:p text:style-name="P31"><text:span text:style-name="T37">Trying to leave stage through its start point invokes shout from manager and turns the moped around.</text:span></text:p>
      <text:p text:style-name="P32"><text:span text:style-name="T38">T</text:span>rying to leave stage through its end will check if MR have enough SC earned on this stage in the allotted time limit. If MR dont have <text:span text:style-name="T39">enough </text:span>SC earned with more time remaining to earn it, a dialogue will inform of this and offer to turn the moped around back into the action.</text:p>
      <text:p text:style-name="P32"/>
      <text:p text:style-name="P38">Stage Selection</text:p>
      <text:p text:style-name="P36">MR select the next stage (delivery) out of a range of delivery options provided by their manager. <text:span text:style-name="T40">Stages have different speed limits and tough neighbourhood characters, so are better suited for different upgraded moped leve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MacOSX_X86_64 LibreOffice_project/65905a128db06ba48db947242809d14d3f9a93fe</meta:generator>
    <dc:date>2019-06-15T14:32:31.781058607</dc:date>
    <meta:editing-duration>P31DT5H47M3S</meta:editing-duration>
    <meta:editing-cycles>82</meta:editing-cycles>
    <meta:document-statistic meta:table-count="0" meta:image-count="0" meta:object-count="0" meta:page-count="7" meta:paragraph-count="64" meta:word-count="1283" meta:character-count="7171" meta:non-whitespace-character-count="5953"/>
  </office:meta>
</office:document-meta>
</file>